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4.494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929cm" svg:height="10.094cm" svg:x="55.702cm" svg:y="4.329cm">
            <draw:object draw:notify-on-update-of-ranges="Sheet1.N20:Sheet1.N20 Sheet1.N21:Sheet1.N31 Sheet1.O20:Sheet1.O20 Sheet1.O21:Sheet1.O31 Sheet1.P20:Sheet1.P20 Sheet1.P21:Sheet1.P31 Sheet1.Q20:Sheet1.Q20 Sheet1.Q21:Sheet1.Q31 Sheet1.R20:Sheet1.R20 Sheet1.R21:Sheet1.R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06cm" svg:height="10.128cm" svg:x="55.69cm" svg:y="16.754cm">
            <draw:object draw:notify-on-update-of-ranges="Sheet1.N39:Sheet1.N39 Sheet1.N40:Sheet1.N50 Sheet1.O39:Sheet1.O39 Sheet1.O40:Sheet1.O50 Sheet1.P39:Sheet1.P39 Sheet1.P40:Sheet1.P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992cm" svg:height="10.12cm" svg:x="55.682cm" svg:y="28.07cm">
            <draw:object draw:notify-on-update-of-ranges="Sheet1.N64:Sheet1.N64 Sheet1.N65:Sheet1.N75 Sheet1.O64:Sheet1.O64 Sheet1.O65:Sheet1.O75 Sheet1.P64:Sheet1.P64 Sheet1.P65:Sheet1.P7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006cm" svg:height="10.128cm" svg:x="55.697cm" svg:y="39.331cm">
            <draw:object draw:notify-on-update-of-ranges="Sheet1.N89:Sheet1.N89 Sheet1.N90:Sheet1.N100 Sheet1.O89:Sheet1.O89 Sheet1.O90:Sheet1.O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Instruction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3222056" calcext:value-type="float">
            <text:p>32220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3360135" calcext:value-type="float">
            <text:p>33601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105549" calcext:value-type="float">
            <text:p>1055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3652635" calcext:value-type="float">
            <text:p>36526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2369688" calcext:value-type="float">
            <text:p>23696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3733489" calcext:value-type="float">
            <text:p>37334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29672" calcext:value-type="float">
            <text:p>1296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3065217" calcext:value-type="float">
            <text:p>30652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22958" calcext:value-type="float">
            <text:p>1229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43028" calcext:value-type="float">
            <text:p>1430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2134008" calcext:value-type="float">
            <text:p>213400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B2:.B12])" office:value-type="float" office:value="105549" calcext:value-type="float">
            <text:p>1055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2])" office:value-type="float" office:value="2369688" calcext:value-type="float">
            <text:p>23696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2:.B12])" office:value-type="float" office:value="3733489" calcext:value-type="float">
            <text:p>3733489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BDP Trains</text:p>
          </table:table-cell>
          <table:table-cell table:style-name="ce1" office:value-type="string" calcext:value-type="string">
            <text:p>BDP Mispreds</text:p>
          </table:table-cell>
          <table:table-cell table:style-name="ce1" office:value-type="string" calcext:value-type="string">
            <text:p>NAP Decode Mispreds</text:p>
          </table:table-cell>
          <table:table-cell table:number-columns-repeated="2"/>
          <table:table-cell table:style-name="ce1" office:value-type="string" calcext:value-type="string">
            <text:p>CPI</text:p>
          </table:table-cell>
          <table:table-cell table:style-name="ce1" office:value-type="string" calcext:value-type="string">
            <text:p>BDP MPKI</text:p>
          </table:table-cell>
          <table:table-cell table:style-name="ce1" office:value-type="string" calcext:value-type="string">
            <text:p>NAP MPKI</text:p>
          </table:table-cell>
          <table:table-cell table:number-columns-repeated="3"/>
          <table:table-cell office:value-type="string" calcext:value-type="string">
            <text:p>CPI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riginalBdp_originalNap</text:p>
          </table:table-cell>
          <table:table-cell table:number-columns-repeated="12"/>
          <table:table-cell office:value-type="string" calcext:value-type="string">
            <text:p>Benchmark</text:p>
          </table:table-cell>
          <table:table-cell office:value-type="string" calcext:value-type="string">
            <text:p>Original BDP, original NAP</text:p>
          </table:table-cell>
          <table:table-cell office:value-type="string" calcext:value-type="string">
            <text:p>My BDP, original NAP</text:p>
          </table:table-cell>
          <table:table-cell office:value-type="string" calcext:value-type="string">
            <text:p>Original BDP, my NAP </text:p>
          </table:table-cell>
          <table:table-cell office:value-type="string" calcext:value-type="string">
            <text:p>My BDP, my NAP</text:p>
          </table:table-cell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3633806" calcext:value-type="float">
            <text:p>3633806</text:p>
          </table:table-cell>
          <table:table-cell office:value-type="float" office:value="722875" calcext:value-type="float">
            <text:p>722875</text:p>
          </table:table-cell>
          <table:table-cell office:value-type="float" office:value="172384" calcext:value-type="float">
            <text:p>172384</text:p>
          </table:table-cell>
          <table:table-cell office:value-type="float" office:value="242602" calcext:value-type="float">
            <text:p>242602</text:p>
          </table:table-cell>
          <table:table-cell table:number-columns-repeated="2"/>
          <table:table-cell table:formula="of:=[.B21]/[.B2]" office:value-type="float" office:value="1.12779107501546" calcext:value-type="float">
            <text:p>1.12779107501546</text:p>
          </table:table-cell>
          <table:table-cell table:formula="of:=[.D21]/([.B2]/1000)" office:value-type="float" office:value="53.5012426847951" calcext:value-type="float">
            <text:p>53.5012426847951</text:p>
          </table:table-cell>
          <table:table-cell table:formula="of:=[.E21]/([.B2]/1000)" office:value-type="float" office:value="75.2941600021849" calcext:value-type="float">
            <text:p>75.2941600021849</text:p>
          </table:table-cell>
          <table:table-cell table:number-columns-repeated="3"/>
          <table:table-cell office:value-type="string" calcext:value-type="string">
            <text:p>adpcm_decode</text:p>
          </table:table-cell>
          <table:table-cell office:value-type="float" office:value="1.12779107501546" calcext:value-type="float">
            <text:p>1.12779107501546</text:p>
          </table:table-cell>
          <table:table-cell office:value-type="float" office:value="0" calcext:value-type="float">
            <text:p>0</text:p>
          </table:table-cell>
          <table:table-cell office:value-type="float" office:value="1.91965595880394" calcext:value-type="float">
            <text:p>1.91965595880394</text:p>
          </table:table-cell>
          <table:table-cell office:value-type="float" office:value="1.9206016282771" calcext:value-type="float">
            <text:p>1.9206016282771</text:p>
          </table:table-cell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3360135" calcext:value-type="float">
            <text:p>3360135</text:p>
          </table:table-cell>
          <table:table-cell office:value-type="float" office:value="729308" calcext:value-type="float">
            <text:p>729308</text:p>
          </table:table-cell>
          <table:table-cell office:value-type="float" office:value="80308" calcext:value-type="float">
            <text:p>80308</text:p>
          </table:table-cell>
          <table:table-cell office:value-type="float" office:value="263342" calcext:value-type="float">
            <text:p>263342</text:p>
          </table:table-cell>
          <table:table-cell table:number-columns-repeated="2"/>
          <table:table-cell table:formula="of:=[.B22]/[.B3]" office:value-type="float" office:value="1" calcext:value-type="float">
            <text:p>1</text:p>
          </table:table-cell>
          <table:table-cell table:formula="of:=[.D22]/([.B3]/1000)" office:value-type="float" office:value="23.9002301990843" calcext:value-type="float">
            <text:p>23.9002301990843</text:p>
          </table:table-cell>
          <table:table-cell table:formula="of:=[.E22]/([.B3]/1000)" office:value-type="float" office:value="78.3724463451617" calcext:value-type="float">
            <text:p>78.3724463451617</text:p>
          </table:table-cell>
          <table:table-cell table:number-columns-repeated="3"/>
          <table:table-cell office:value-type="string" calcext:value-type="string">
            <text:p>adpcm_enco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3482985058636" calcext:value-type="float">
            <text:p>1.83482985058636</text:p>
          </table:table-cell>
          <table:table-cell office:value-type="float" office:value="1.83015355037818" calcext:value-type="float">
            <text:p>1.83015355037818</text:p>
          </table:table-cell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75910" calcext:value-type="float">
            <text:p>75910</text:p>
          </table:table-cell>
          <table:table-cell office:value-type="float" office:value="7899" calcext:value-type="float">
            <text:p>7899</text:p>
          </table:table-cell>
          <table:table-cell office:value-type="float" office:value="548" calcext:value-type="float">
            <text:p>548</text:p>
          </table:table-cell>
          <table:table-cell office:value-type="float" office:value="3339" calcext:value-type="float">
            <text:p>3339</text:p>
          </table:table-cell>
          <table:table-cell table:number-columns-repeated="2"/>
          <table:table-cell table:formula="of:=[.B23]/[.B4]" office:value-type="float" office:value="0.719192034031587" calcext:value-type="float">
            <text:p>0.719192034031587</text:p>
          </table:table-cell>
          <table:table-cell table:formula="of:=[.D23]/([.B4]/1000)" office:value-type="float" office:value="5.19190139177065" calcext:value-type="float">
            <text:p>5.19190139177065</text:p>
          </table:table-cell>
          <table:table-cell table:formula="of:=[.E23]/([.B4]/1000)" office:value-type="float" office:value="31.6345962538726" calcext:value-type="float">
            <text:p>31.6345962538726</text:p>
          </table:table-cell>
          <table:table-cell table:number-columns-repeated="3"/>
          <table:table-cell office:value-type="string" calcext:value-type="string">
            <text:p>aes</text:p>
          </table:table-cell>
          <table:table-cell office:value-type="float" office:value="0.719192034031587" calcext:value-type="float">
            <text:p>0.719192034031587</text:p>
          </table:table-cell>
          <table:table-cell office:value-type="float" office:value="0.729253711546296" calcext:value-type="float">
            <text:p>0.729253711546296</text:p>
          </table:table-cell>
          <table:table-cell office:value-type="float" office:value="0.879923068906385" calcext:value-type="float">
            <text:p>0.879923068906385</text:p>
          </table:table-cell>
          <table:table-cell office:value-type="float" office:value="0.894740831272679" calcext:value-type="float">
            <text:p>0.894740831272679</text:p>
          </table:table-cell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2219513" calcext:value-type="float">
            <text:p>2219513</text:p>
          </table:table-cell>
          <table:table-cell office:value-type="float" office:value="600517" calcext:value-type="float">
            <text:p>600517</text:p>
          </table:table-cell>
          <table:table-cell office:value-type="float" office:value="24102" calcext:value-type="float">
            <text:p>24102</text:p>
          </table:table-cell>
          <table:table-cell office:value-type="float" office:value="61857" calcext:value-type="float">
            <text:p>61857</text:p>
          </table:table-cell>
          <table:table-cell table:number-columns-repeated="2"/>
          <table:table-cell table:formula="of:=[.B24]/[.B5]" office:value-type="float" office:value="0.607647082174923" calcext:value-type="float">
            <text:p>0.607647082174923</text:p>
          </table:table-cell>
          <table:table-cell table:formula="of:=[.D24]/([.B5]/1000)" office:value-type="float" office:value="6.59852407919215" calcext:value-type="float">
            <text:p>6.59852407919215</text:p>
          </table:table-cell>
          <table:table-cell table:formula="of:=[.E24]/([.B5]/1000)" office:value-type="float" office:value="16.9348976834532" calcext:value-type="float">
            <text:p>16.9348976834532</text:p>
          </table:table-cell>
          <table:table-cell table:number-columns-repeated="3"/>
          <table:table-cell office:value-type="string" calcext:value-type="string">
            <text:p>bitcount</text:p>
          </table:table-cell>
          <table:table-cell office:value-type="float" office:value="0.607647082174923" calcext:value-type="float">
            <text:p>0.607647082174923</text:p>
          </table:table-cell>
          <table:table-cell office:value-type="float" office:value="0.607725381813403" calcext:value-type="float">
            <text:p>0.607725381813403</text:p>
          </table:table-cell>
          <table:table-cell office:value-type="float" office:value="0.964709586367102" calcext:value-type="float">
            <text:p>0.964709586367102</text:p>
          </table:table-cell>
          <table:table-cell office:value-type="float" office:value="0.978212441155495" calcext:value-type="float">
            <text:p>0.978212441155495</text:p>
          </table:table-cell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486637" calcext:value-type="float">
            <text:p>1486637</text:p>
          </table:table-cell>
          <table:table-cell office:value-type="float" office:value="84350" calcext:value-type="float">
            <text:p>84350</text:p>
          </table:table-cell>
          <table:table-cell office:value-type="float" office:value="4619" calcext:value-type="float">
            <text:p>4619</text:p>
          </table:table-cell>
          <table:table-cell office:value-type="float" office:value="4772" calcext:value-type="float">
            <text:p>4772</text:p>
          </table:table-cell>
          <table:table-cell table:number-columns-repeated="2"/>
          <table:table-cell table:formula="of:=[.B25]/[.B6]" office:value-type="float" office:value="0.627355584363849" calcext:value-type="float">
            <text:p>0.627355584363849</text:p>
          </table:table-cell>
          <table:table-cell table:formula="of:=[.D25]/([.B6]/1000)" office:value-type="float" office:value="1.9492017514542" calcext:value-type="float">
            <text:p>1.9492017514542</text:p>
          </table:table-cell>
          <table:table-cell table:formula="of:=[.E25]/([.B6]/1000)" office:value-type="float" office:value="2.01376721323651" calcext:value-type="float">
            <text:p>2.01376721323651</text:p>
          </table:table-cell>
          <table:table-cell table:number-columns-repeated="3"/>
          <table:table-cell office:value-type="string" calcext:value-type="string">
            <text:p>blowfish</text:p>
          </table:table-cell>
          <table:table-cell office:value-type="float" office:value="0.627355584363849" calcext:value-type="float">
            <text:p>0.627355584363849</text:p>
          </table:table-cell>
          <table:table-cell office:value-type="float" office:value="0.627481339315556" calcext:value-type="float">
            <text:p>0.627481339315556</text:p>
          </table:table-cell>
          <table:table-cell office:value-type="float" office:value="0.763711931697337" calcext:value-type="float">
            <text:p>0.763711931697337</text:p>
          </table:table-cell>
          <table:table-cell office:value-type="float" office:value="0.727096562923052" calcext:value-type="float">
            <text:p>0.727096562923052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table:number-columns-repeated="2" office:value-type="float" office:value="2146626" calcext:value-type="float">
            <text:p>2146626</text:p>
          </table:table-cell>
          <table:table-cell office:value-type="float" office:value="2887" calcext:value-type="float">
            <text:p>2887</text:p>
          </table:table-cell>
          <table:table-cell office:value-type="float" office:value="2975" calcext:value-type="float">
            <text:p>2975</text:p>
          </table:table-cell>
          <table:table-cell table:number-columns-repeated="2"/>
          <table:table-cell table:formula="of:=[.B26]/[.B7]" office:value-type="float" office:value="0.574965133150252" calcext:value-type="float">
            <text:p>0.574965133150252</text:p>
          </table:table-cell>
          <table:table-cell table:formula="of:=[.D26]/([.B7]/1000)" office:value-type="float" office:value="0.773271328775845" calcext:value-type="float">
            <text:p>0.773271328775845</text:p>
          </table:table-cell>
          <table:table-cell table:formula="of:=[.E26]/([.B7]/1000)" office:value-type="float" office:value="0.796841774543865" calcext:value-type="float">
            <text:p>0.796841774543865</text:p>
          </table:table-cell>
          <table:table-cell table:number-columns-repeated="3"/>
          <table:table-cell office:value-type="string" calcext:value-type="string">
            <text:p>dijkstra</text:p>
          </table:table-cell>
          <table:table-cell office:value-type="float" office:value="0.574965133150252" calcext:value-type="float">
            <text:p>0.574965133150252</text:p>
          </table:table-cell>
          <table:table-cell office:value-type="float" office:value="0.574980132524831" calcext:value-type="float">
            <text:p>0.574980132524831</text:p>
          </table:table-cell>
          <table:table-cell office:value-type="float" office:value="1.23750866816535" calcext:value-type="float">
            <text:p>1.23750866816535</text:p>
          </table:table-cell>
          <table:table-cell office:value-type="float" office:value="1.24153653593194" calcext:value-type="float">
            <text:p>1.24153653593194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19602" calcext:value-type="float">
            <text:p>119602</text:p>
          </table:table-cell>
          <table:table-cell office:value-type="float" office:value="22394" calcext:value-type="float">
            <text:p>22394</text:p>
          </table:table-cell>
          <table:table-cell office:value-type="float" office:value="1844" calcext:value-type="float">
            <text:p>1844</text:p>
          </table:table-cell>
          <table:table-cell office:value-type="float" office:value="7410" calcext:value-type="float">
            <text:p>7410</text:p>
          </table:table-cell>
          <table:table-cell table:number-columns-repeated="2"/>
          <table:table-cell table:formula="of:=[.B27]/[.B8]" office:value-type="float" office:value="0.922342525757295" calcext:value-type="float">
            <text:p>0.922342525757295</text:p>
          </table:table-cell>
          <table:table-cell table:formula="of:=[.D27]/([.B8]/1000)" office:value-type="float" office:value="14.2204947868468" calcext:value-type="float">
            <text:p>14.2204947868468</text:p>
          </table:table-cell>
          <table:table-cell table:formula="of:=[.E27]/([.B8]/1000)" office:value-type="float" office:value="57.1441791597261" calcext:value-type="float">
            <text:p>57.1441791597261</text:p>
          </table:table-cell>
          <table:table-cell table:number-columns-repeated="3"/>
          <table:table-cell office:value-type="string" calcext:value-type="string">
            <text:p>patricia</text:p>
          </table:table-cell>
          <table:table-cell office:value-type="float" office:value="0.922342525757295" calcext:value-type="float">
            <text:p>0.922342525757295</text:p>
          </table:table-cell>
          <table:table-cell office:value-type="float" office:value="0.904605466099081" calcext:value-type="float">
            <text:p>0.904605466099081</text:p>
          </table:table-cell>
          <table:table-cell office:value-type="float" office:value="1.5546301437473" calcext:value-type="float">
            <text:p>1.5546301437473</text:p>
          </table:table-cell>
          <table:table-cell office:value-type="float" office:value="1.49958356468629" calcext:value-type="float">
            <text:p>1.49958356468629</text:p>
          </table:table-cell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2321854" calcext:value-type="float">
            <text:p>2321854</text:p>
          </table:table-cell>
          <table:table-cell office:value-type="float" office:value="25862" calcext:value-type="float">
            <text:p>25862</text:p>
          </table:table-cell>
          <table:table-cell office:value-type="float" office:value="26223" calcext:value-type="float">
            <text:p>26223</text:p>
          </table:table-cell>
          <table:table-cell office:value-type="float" office:value="75839" calcext:value-type="float">
            <text:p>75839</text:p>
          </table:table-cell>
          <table:table-cell table:number-columns-repeated="2"/>
          <table:table-cell table:formula="of:=[.B28]/[.B9]" office:value-type="float" office:value="0.757484380388077" calcext:value-type="float">
            <text:p>0.757484380388077</text:p>
          </table:table-cell>
          <table:table-cell table:formula="of:=[.D28]/([.B9]/1000)" office:value-type="float" office:value="8.55502236872626" calcext:value-type="float">
            <text:p>8.55502236872626</text:p>
          </table:table-cell>
          <table:table-cell table:formula="of:=[.E28]/([.B9]/1000)" office:value-type="float" office:value="24.741804576968" calcext:value-type="float">
            <text:p>24.741804576968</text:p>
          </table:table-cell>
          <table:table-cell table:number-columns-repeated="3"/>
          <table:table-cell office:value-type="string" calcext:value-type="string">
            <text:p>picojpeg</text:p>
          </table:table-cell>
          <table:table-cell office:value-type="float" office:value="0.757484380388077" calcext:value-type="float">
            <text:p>0.757484380388077</text:p>
          </table:table-cell>
          <table:table-cell office:value-type="float" office:value="0" calcext:value-type="float">
            <text:p>0</text:p>
          </table:table-cell>
          <table:table-cell office:value-type="float" office:value="1.14518711073311" calcext:value-type="float">
            <text:p>1.14518711073311</text:p>
          </table:table-cell>
          <table:table-cell office:value-type="float" office:value="1.13876113828156" calcext:value-type="float">
            <text:p>1.13876113828156</text:p>
          </table:table-cell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56291" calcext:value-type="float">
            <text:p>156291</text:p>
          </table:table-cell>
          <table:table-cell office:value-type="float" office:value="25862" calcext:value-type="float">
            <text:p>25862</text:p>
          </table:table-cell>
          <table:table-cell office:value-type="float" office:value="3820" calcext:value-type="float">
            <text:p>3820</text:p>
          </table:table-cell>
          <table:table-cell office:value-type="float" office:value="15360" calcext:value-type="float">
            <text:p>15360</text:p>
          </table:table-cell>
          <table:table-cell table:number-columns-repeated="2"/>
          <table:table-cell table:formula="of:=[.B29]/[.B10]" office:value-type="float" office:value="1.27109256819402" calcext:value-type="float">
            <text:p>1.27109256819402</text:p>
          </table:table-cell>
          <table:table-cell table:formula="of:=[.D29]/([.B10]/1000)" office:value-type="float" office:value="31.0675189902243" calcext:value-type="float">
            <text:p>31.0675189902243</text:p>
          </table:table-cell>
          <table:table-cell table:formula="of:=[.E29]/([.B10]/1000)" office:value-type="float" office:value="124.92070463085" calcext:value-type="float">
            <text:p>124.92070463085</text:p>
          </table:table-cell>
          <table:table-cell table:number-columns-repeated="3"/>
          <table:table-cell office:value-type="string" calcext:value-type="string">
            <text:p>qsort</text:p>
          </table:table-cell>
          <table:table-cell office:value-type="float" office:value="1.27109256819402" calcext:value-type="float">
            <text:p>1.27109256819402</text:p>
          </table:table-cell>
          <table:table-cell office:value-type="float" office:value="1.28689471201549" calcext:value-type="float">
            <text:p>1.28689471201549</text:p>
          </table:table-cell>
          <table:table-cell office:value-type="float" office:value="2.41097773223377" calcext:value-type="float">
            <text:p>2.41097773223377</text:p>
          </table:table-cell>
          <table:table-cell office:value-type="float" office:value="2.33325200474959" calcext:value-type="float">
            <text:p>2.33325200474959</text:p>
          </table:table-cell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14457" calcext:value-type="float">
            <text:p>114457</text:p>
          </table:table-cell>
          <table:table-cell office:value-type="float" office:value="10258" calcext:value-type="float">
            <text:p>1025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30]/[.B11]" office:value-type="float" office:value="0.800241910674833" calcext:value-type="float">
            <text:p>0.800241910674833</text:p>
          </table:table-cell>
          <table:table-cell table:formula="of:=[.D30]/([.B11]/1000)" office:value-type="float" office:value="0.0769080180104595" calcext:value-type="float">
            <text:p>0.0769080180104595</text:p>
          </table:table-cell>
          <table:table-cell table:formula="of:=[.E30]/([.B11]/1000)" office:value-type="float" office:value="0.181782588024722" calcext:value-type="float">
            <text:p>0.181782588024722</text:p>
          </table:table-cell>
          <table:table-cell table:number-columns-repeated="3"/>
          <table:table-cell office:value-type="string" calcext:value-type="string">
            <text:p>rc4</text:p>
          </table:table-cell>
          <table:table-cell office:value-type="float" office:value="0.800241910674833" calcext:value-type="float">
            <text:p>0.800241910674833</text:p>
          </table:table-cell>
          <table:table-cell office:value-type="float" office:value="0.802870766563191" calcext:value-type="float">
            <text:p>0.802870766563191</text:p>
          </table:table-cell>
          <table:table-cell office:value-type="float" office:value="0.733094219313701" calcext:value-type="float">
            <text:p>0.733094219313701</text:p>
          </table:table-cell>
          <table:table-cell office:value-type="float" office:value="0.752901529770395" calcext:value-type="float">
            <text:p>0.752901529770395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200988" calcext:value-type="float">
            <text:p>1200988</text:p>
          </table:table-cell>
          <table:table-cell office:value-type="float" office:value="185365" calcext:value-type="float">
            <text:p>185365</text:p>
          </table:table-cell>
          <table:table-cell office:value-type="float" office:value="5482" calcext:value-type="float">
            <text:p>5482</text:p>
          </table:table-cell>
          <table:table-cell office:value-type="float" office:value="11198" calcext:value-type="float">
            <text:p>11198</text:p>
          </table:table-cell>
          <table:table-cell table:number-columns-repeated="2"/>
          <table:table-cell table:formula="of:=[.B31]/[.B12]" office:value-type="float" office:value="0.562785144198147" calcext:value-type="float">
            <text:p>0.562785144198147</text:p>
          </table:table-cell>
          <table:table-cell table:formula="of:=[.D31]/([.B12]/1000)" office:value-type="float" office:value="2.56887509325176" calcext:value-type="float">
            <text:p>2.56887509325176</text:p>
          </table:table-cell>
          <table:table-cell table:formula="of:=[.E31]/([.B12]/1000)" office:value-type="float" office:value="5.24740300879847" calcext:value-type="float">
            <text:p>5.24740300879847</text:p>
          </table:table-cell>
          <table:table-cell table:number-columns-repeated="3"/>
          <table:table-cell office:value-type="string" calcext:value-type="string">
            <text:p>sha</text:p>
          </table:table-cell>
          <table:table-cell office:value-type="float" office:value="0.562785144198147" calcext:value-type="float">
            <text:p>0.562785144198147</text:p>
          </table:table-cell>
          <table:table-cell office:value-type="float" office:value="0.559271099264858" calcext:value-type="float">
            <text:p>0.559271099264858</text:p>
          </table:table-cell>
          <table:table-cell office:value-type="float" office:value="0.870413325535799" calcext:value-type="float">
            <text:p>0.870413325535799</text:p>
          </table:table-cell>
          <table:table-cell office:value-type="float" office:value="0.874133555263148" calcext:value-type="float">
            <text:p>0.87413355526314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myBdp_originalNa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pcm_decode</text:p>
          </table:table-cell>
          <table:table-cell table:number-columns-repeated="6"/>
          <table:table-cell table:formula="of:=[.B34]/[.B2]" office:value-type="float" office:value="0" calcext:value-type="float">
            <text:p>0</text:p>
          </table:table-cell>
          <table:table-cell table:formula="of:=[.D34]/([.B2]/1000)" office:value-type="float" office:value="0" calcext:value-type="float">
            <text:p>0</text:p>
          </table:table-cell>
          <table:table-cell table:formula="of:=[.E34]/([.B2]/100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pcm_encode</text:p>
          </table:table-cell>
          <table:table-cell table:number-columns-repeated="6"/>
          <table:table-cell table:formula="of:=[.B35]/[.B3]" office:value-type="float" office:value="0" calcext:value-type="float">
            <text:p>0</text:p>
          </table:table-cell>
          <table:table-cell table:formula="of:=[.D35]/([.B3]/1000)" office:value-type="float" office:value="0" calcext:value-type="float">
            <text:p>0</text:p>
          </table:table-cell>
          <table:table-cell table:formula="of:=[.E35]/([.B3]/100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76972" calcext:value-type="float">
            <text:p>76972</text:p>
          </table:table-cell>
          <table:table-cell office:value-type="float" office:value="7896" calcext:value-type="float">
            <text:p>7896</text:p>
          </table:table-cell>
          <table:table-cell office:value-type="float" office:value="707" calcext:value-type="float">
            <text:p>707</text:p>
          </table:table-cell>
          <table:table-cell office:value-type="float" office:value="3444" calcext:value-type="float">
            <text:p>3444</text:p>
          </table:table-cell>
          <table:table-cell table:number-columns-repeated="2"/>
          <table:table-cell table:formula="of:=[.B36]/[.B4]" office:value-type="float" office:value="0.729253711546296" calcext:value-type="float">
            <text:p>0.729253711546296</text:p>
          </table:table-cell>
          <table:table-cell table:formula="of:=[.D36]/([.B4]/1000)" office:value-type="float" office:value="6.69831073719315" calcext:value-type="float">
            <text:p>6.69831073719315</text:p>
          </table:table-cell>
          <table:table-cell table:formula="of:=[.E36]/([.B4]/1000)" office:value-type="float" office:value="32.6293948782082" calcext:value-type="float">
            <text:p>32.6293948782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2219799" calcext:value-type="float">
            <text:p>2219799</text:p>
          </table:table-cell>
          <table:table-cell office:value-type="float" office:value="600516" calcext:value-type="float">
            <text:p>600516</text:p>
          </table:table-cell>
          <table:table-cell office:value-type="float" office:value="24140" calcext:value-type="float">
            <text:p>24140</text:p>
          </table:table-cell>
          <table:table-cell office:value-type="float" office:value="61886" calcext:value-type="float">
            <text:p>61886</text:p>
          </table:table-cell>
          <table:table-cell table:number-columns-repeated="2"/>
          <table:table-cell table:formula="of:=[.B37]/[.B5]" office:value-type="float" office:value="0.607725381813403" calcext:value-type="float">
            <text:p>0.607725381813403</text:p>
          </table:table-cell>
          <table:table-cell table:formula="of:=[.D37]/([.B5]/1000)" office:value-type="float" office:value="6.60892752766154" calcext:value-type="float">
            <text:p>6.60892752766154</text:p>
          </table:table-cell>
          <table:table-cell table:formula="of:=[.E37]/([.B5]/1000)" office:value-type="float" office:value="16.9428371572851" calcext:value-type="float">
            <text:p>16.9428371572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486935" calcext:value-type="float">
            <text:p>1486935</text:p>
          </table:table-cell>
          <table:table-cell office:value-type="float" office:value="84350" calcext:value-type="float">
            <text:p>84350</text:p>
          </table:table-cell>
          <table:table-cell office:value-type="float" office:value="4674" calcext:value-type="float">
            <text:p>4674</text:p>
          </table:table-cell>
          <table:table-cell office:value-type="float" office:value="4788" calcext:value-type="float">
            <text:p>4788</text:p>
          </table:table-cell>
          <table:table-cell table:number-columns-repeated="2"/>
          <table:table-cell table:formula="of:=[.B38]/[.B6]" office:value-type="float" office:value="0.627481339315556" calcext:value-type="float">
            <text:p>0.627481339315556</text:p>
          </table:table-cell>
          <table:table-cell table:formula="of:=[.D38]/([.B6]/1000)" office:value-type="float" office:value="1.97241155797725" calcext:value-type="float">
            <text:p>1.97241155797725</text:p>
          </table:table-cell>
          <table:table-cell table:formula="of:=[.E38]/([.B6]/1000)" office:value-type="float" office:value="2.02051915695231" calcext:value-type="float">
            <text:p>2.02051915695231</text:p>
          </table:table-cell>
          <table:table-cell table:number-columns-repeated="3"/>
          <table:table-cell office:value-type="string" calcext:value-type="string">
            <text:p>BDP MP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2146682" calcext:value-type="float">
            <text:p>2146682</text:p>
          </table:table-cell>
          <table:table-cell office:value-type="float" office:value="592072" calcext:value-type="float">
            <text:p>592072</text:p>
          </table:table-cell>
          <table:table-cell office:value-type="float" office:value="2887" calcext:value-type="float">
            <text:p>2887</text:p>
          </table:table-cell>
          <table:table-cell office:value-type="float" office:value="2942" calcext:value-type="float">
            <text:p>2942</text:p>
          </table:table-cell>
          <table:table-cell table:number-columns-repeated="2"/>
          <table:table-cell table:formula="of:=[.B39]/[.B7]" office:value-type="float" office:value="0.574980132524831" calcext:value-type="float">
            <text:p>0.574980132524831</text:p>
          </table:table-cell>
          <table:table-cell table:formula="of:=[.D39]/([.B7]/1000)" office:value-type="float" office:value="0.773271328775845" calcext:value-type="float">
            <text:p>0.773271328775845</text:p>
          </table:table-cell>
          <table:table-cell table:formula="of:=[.E39]/([.B7]/1000)" office:value-type="float" office:value="0.788002857380857" calcext:value-type="float">
            <text:p>0.788002857380857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string" calcext:value-type="string">
            <text:p>Original BDP, original NAP</text:p>
          </table:table-cell>
          <table:table-cell office:value-type="string" calcext:value-type="string">
            <text:p>My BDP, original N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17302" calcext:value-type="float">
            <text:p>117302</text:p>
          </table:table-cell>
          <table:table-cell office:value-type="float" office:value="22453" calcext:value-type="float">
            <text:p>22453</text:p>
          </table:table-cell>
          <table:table-cell office:value-type="float" office:value="1727" calcext:value-type="float">
            <text:p>1727</text:p>
          </table:table-cell>
          <table:table-cell office:value-type="float" office:value="6785" calcext:value-type="float">
            <text:p>6785</text:p>
          </table:table-cell>
          <table:table-cell table:number-columns-repeated="2"/>
          <table:table-cell table:formula="of:=[.B40]/[.B8]" office:value-type="float" office:value="0.904605466099081" calcext:value-type="float">
            <text:p>0.904605466099081</text:p>
          </table:table-cell>
          <table:table-cell table:formula="of:=[.D40]/([.B8]/1000)" office:value-type="float" office:value="13.3182182737985" calcext:value-type="float">
            <text:p>13.3182182737985</text:p>
          </table:table-cell>
          <table:table-cell table:formula="of:=[.E40]/([.B8]/1000)" office:value-type="float" office:value="52.324325991733" calcext:value-type="float">
            <text:p>52.324325991733</text:p>
          </table:table-cell>
          <table:table-cell table:number-columns-repeated="3"/>
          <table:table-cell office:value-type="string" calcext:value-type="string">
            <text:p>adpcm_decode</text:p>
          </table:table-cell>
          <table:table-cell office:value-type="float" office:value="53.5012426847951" calcext:value-type="float">
            <text:p>53.50124268479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jpeg</text:p>
          </table:table-cell>
          <table:table-cell table:number-columns-repeated="6"/>
          <table:table-cell table:formula="of:=[.B41]/[.B9]" office:value-type="float" office:value="0" calcext:value-type="float">
            <text:p>0</text:p>
          </table:table-cell>
          <table:table-cell table:formula="of:=[.D41]/([.B9]/1000)" office:value-type="float" office:value="0" calcext:value-type="float">
            <text:p>0</text:p>
          </table:table-cell>
          <table:table-cell table:formula="of:=[.E41]/([.B9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dpcm_encode</text:p>
          </table:table-cell>
          <table:table-cell office:value-type="float" office:value="23.9002301990843" calcext:value-type="float">
            <text:p>23.90023019908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58234" calcext:value-type="float">
            <text:p>158234</text:p>
          </table:table-cell>
          <table:table-cell office:value-type="float" office:value="25969" calcext:value-type="float">
            <text:p>25969</text:p>
          </table:table-cell>
          <table:table-cell office:value-type="float" office:value="4035" calcext:value-type="float">
            <text:p>4035</text:p>
          </table:table-cell>
          <table:table-cell office:value-type="float" office:value="16020" calcext:value-type="float">
            <text:p>16020</text:p>
          </table:table-cell>
          <table:table-cell table:number-columns-repeated="2"/>
          <table:table-cell table:formula="of:=[.B42]/[.B10]" office:value-type="float" office:value="1.28689471201549" calcext:value-type="float">
            <text:p>1.28689471201549</text:p>
          </table:table-cell>
          <table:table-cell table:formula="of:=[.D42]/([.B10]/1000)" office:value-type="float" office:value="32.8160835407212" calcext:value-type="float">
            <text:p>32.8160835407212</text:p>
          </table:table-cell>
          <table:table-cell table:formula="of:=[.E42]/([.B10]/1000)" office:value-type="float" office:value="130.288391157956" calcext:value-type="float">
            <text:p>130.288391157956</text:p>
          </table:table-cell>
          <table:table-cell table:number-columns-repeated="3"/>
          <table:table-cell office:value-type="string" calcext:value-type="string">
            <text:p>aes</text:p>
          </table:table-cell>
          <table:table-cell office:value-type="float" office:value="5.19190139177065" calcext:value-type="float">
            <text:p>5.19190139177065</text:p>
          </table:table-cell>
          <table:table-cell office:value-type="float" office:value="6.69831073719315" calcext:value-type="float">
            <text:p>6.69831073719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14833" calcext:value-type="float">
            <text:p>114833</text:p>
          </table:table-cell>
          <table:table-cell office:value-type="float" office:value="10260" calcext:value-type="float">
            <text:p>1026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[.B43]/[.B11]" office:value-type="float" office:value="0.802870766563191" calcext:value-type="float">
            <text:p>0.802870766563191</text:p>
          </table:table-cell>
          <table:table-cell table:formula="of:=[.D43]/([.B11]/1000)" office:value-type="float" office:value="0.468439746063708" calcext:value-type="float">
            <text:p>0.468439746063708</text:p>
          </table:table-cell>
          <table:table-cell table:formula="of:=[.E43]/([.B11]/1000)" office:value-type="float" office:value="0.713147076096988" calcext:value-type="float">
            <text:p>0.713147076096988</text:p>
          </table:table-cell>
          <table:table-cell table:number-columns-repeated="3"/>
          <table:table-cell office:value-type="string" calcext:value-type="string">
            <text:p>bitcount</text:p>
          </table:table-cell>
          <table:table-cell office:value-type="float" office:value="6.59852407919215" calcext:value-type="float">
            <text:p>6.59852407919215</text:p>
          </table:table-cell>
          <table:table-cell office:value-type="float" office:value="6.60892752766154" calcext:value-type="float">
            <text:p>6.6089275276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193489" calcext:value-type="float">
            <text:p>1193489</text:p>
          </table:table-cell>
          <table:table-cell office:value-type="float" office:value="185364" calcext:value-type="float">
            <text:p>185364</text:p>
          </table:table-cell>
          <table:table-cell office:value-type="float" office:value="5646" calcext:value-type="float">
            <text:p>5646</text:p>
          </table:table-cell>
          <table:table-cell office:value-type="float" office:value="10324" calcext:value-type="float">
            <text:p>10324</text:p>
          </table:table-cell>
          <table:table-cell table:number-columns-repeated="2"/>
          <table:table-cell table:formula="of:=[.B44]/[.B12]" office:value-type="float" office:value="0.559271099264858" calcext:value-type="float">
            <text:p>0.559271099264858</text:p>
          </table:table-cell>
          <table:table-cell table:formula="of:=[.D44]/([.B12]/1000)" office:value-type="float" office:value="2.64572578921916" calcext:value-type="float">
            <text:p>2.64572578921916</text:p>
          </table:table-cell>
          <table:table-cell table:formula="of:=[.E44]/([.B12]/1000)" office:value-type="float" office:value="4.83784503150879" calcext:value-type="float">
            <text:p>4.83784503150879</text:p>
          </table:table-cell>
          <table:table-cell table:number-columns-repeated="3"/>
          <table:table-cell office:value-type="string" calcext:value-type="string">
            <text:p>blowfish</text:p>
          </table:table-cell>
          <table:table-cell office:value-type="float" office:value="1.9492017514542" calcext:value-type="float">
            <text:p>1.9492017514542</text:p>
          </table:table-cell>
          <table:table-cell office:value-type="float" office:value="1.97241155797725" calcext:value-type="float">
            <text:p>1.9724115579772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dijkstra</text:p>
          </table:table-cell>
          <table:table-cell table:number-columns-repeated="2" office:value-type="float" office:value="0.773271328775845" calcext:value-type="float">
            <text:p>0.7732713287758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riginalBdp_myNap</text:p>
          </table:table-cell>
          <table:table-cell table:number-columns-repeated="4"/>
          <table:table-cell table:style-name="ce1" office:value-type="string" calcext:value-type="string">
            <text:p>Invalids Halfway</text:p>
          </table:table-cell>
          <table:table-cell table:number-columns-repeated="4"/>
          <table:table-cell table:style-name="ce1" office:value-type="string" calcext:value-type="string">
            <text:p>Proportion Invalid Halfway</text:p>
          </table:table-cell>
          <table:table-cell table:number-columns-repeated="2"/>
          <table:table-cell office:value-type="string" calcext:value-type="string">
            <text:p>patricia</text:p>
          </table:table-cell>
          <table:table-cell office:value-type="float" office:value="14.2204947868468" calcext:value-type="float">
            <text:p>14.2204947868468</text:p>
          </table:table-cell>
          <table:table-cell office:value-type="float" office:value="13.3182182737985" calcext:value-type="float">
            <text:p>13.3182182737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6185239" calcext:value-type="float">
            <text:p>6185239</text:p>
          </table:table-cell>
          <table:table-cell office:value-type="float" office:value="721441" calcext:value-type="float">
            <text:p>721441</text:p>
          </table:table-cell>
          <table:table-cell office:value-type="float" office:value="170866" calcext:value-type="float">
            <text:p>170866</text:p>
          </table:table-cell>
          <table:table-cell office:value-type="float" office:value="1381849" calcext:value-type="float">
            <text:p>1381849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B47]/[.B2]" office:value-type="float" office:value="1.91965595880394" calcext:value-type="float">
            <text:p>1.91965595880394</text:p>
          </table:table-cell>
          <table:table-cell table:formula="of:=[.D47]/([.B2]/1000)" office:value-type="float" office:value="53.0301149328255" calcext:value-type="float">
            <text:p>53.0301149328255</text:p>
          </table:table-cell>
          <table:table-cell table:formula="of:=[.E47]/([.B2]/1000)" office:value-type="float" office:value="428.871813525277" calcext:value-type="float">
            <text:p>428.871813525277</text:p>
          </table:table-cell>
          <table:table-cell table:formula="of:=([.F47]/(2^10))*100" office:value-type="float" office:value="96.19140625" calcext:value-type="float">
            <text:p>96.19140625</text:p>
          </table:table-cell>
          <table:table-cell table:number-columns-repeated="2"/>
          <table:table-cell office:value-type="string" calcext:value-type="string">
            <text:p>picojpeg</text:p>
          </table:table-cell>
          <table:table-cell office:value-type="float" office:value="8.55502236872626" calcext:value-type="float">
            <text:p>8.555022368726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6165276" calcext:value-type="float">
            <text:p>6165276</text:p>
          </table:table-cell>
          <table:table-cell office:value-type="float" office:value="722510" calcext:value-type="float">
            <text:p>722510</text:p>
          </table:table-cell>
          <table:table-cell office:value-type="float" office:value="118722" calcext:value-type="float">
            <text:p>118722</text:p>
          </table:table-cell>
          <table:table-cell office:value-type="float" office:value="1378372" calcext:value-type="float">
            <text:p>1378372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[.B48]/[.B3]" office:value-type="float" office:value="1.83482985058636" calcext:value-type="float">
            <text:p>1.83482985058636</text:p>
          </table:table-cell>
          <table:table-cell table:formula="of:=[.D48]/([.B3]/1000)" office:value-type="float" office:value="35.3325089616935" calcext:value-type="float">
            <text:p>35.3325089616935</text:p>
          </table:table-cell>
          <table:table-cell table:formula="of:=[.E48]/([.B3]/1000)" office:value-type="float" office:value="410.213280121186" calcext:value-type="float">
            <text:p>410.213280121186</text:p>
          </table:table-cell>
          <table:table-cell table:formula="of:=([.F48]/(2^10))*100" office:value-type="float" office:value="97.265625" calcext:value-type="float">
            <text:p>97.265625</text:p>
          </table:table-cell>
          <table:table-cell table:number-columns-repeated="2"/>
          <table:table-cell office:value-type="string" calcext:value-type="string">
            <text:p>qsort</text:p>
          </table:table-cell>
          <table:table-cell office:value-type="float" office:value="31.0675189902243" calcext:value-type="float">
            <text:p>31.0675189902243</text:p>
          </table:table-cell>
          <table:table-cell office:value-type="float" office:value="32.8160835407212" calcext:value-type="float">
            <text:p>32.8160835407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92875" calcext:value-type="float">
            <text:p>92875</text:p>
          </table:table-cell>
          <table:table-cell office:value-type="float" office:value="7895" calcext:value-type="float">
            <text:p>7895</text:p>
          </table:table-cell>
          <table:table-cell office:value-type="float" office:value="772" calcext:value-type="float">
            <text:p>772</text:p>
          </table:table-cell>
          <table:table-cell office:value-type="float" office:value="8700" calcext:value-type="float">
            <text:p>8700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B49]/[.B4]" office:value-type="float" office:value="0.879923068906385" calcext:value-type="float">
            <text:p>0.879923068906385</text:p>
          </table:table-cell>
          <table:table-cell table:formula="of:=[.D49]/([.B4]/1000)" office:value-type="float" office:value="7.31413845701996" calcext:value-type="float">
            <text:p>7.31413845701996</text:p>
          </table:table-cell>
          <table:table-cell table:formula="of:=[.E49]/([.B4]/1000)" office:value-type="float" office:value="82.4261717306654" calcext:value-type="float">
            <text:p>82.4261717306654</text:p>
          </table:table-cell>
          <table:table-cell table:formula="of:=([.F49]/(2^10))*100" office:value-type="float" office:value="97.94921875" calcext:value-type="float">
            <text:p>97.94921875</text:p>
          </table:table-cell>
          <table:table-cell table:number-columns-repeated="2"/>
          <table:table-cell office:value-type="string" calcext:value-type="string">
            <text:p>rc4</text:p>
          </table:table-cell>
          <table:table-cell office:value-type="float" office:value="0.0769080180104595" calcext:value-type="float">
            <text:p>0.0769080180104595</text:p>
          </table:table-cell>
          <table:table-cell office:value-type="float" office:value="0.468439746063708" calcext:value-type="float">
            <text:p>0.468439746063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3523732" calcext:value-type="float">
            <text:p>3523732</text:p>
          </table:table-cell>
          <table:table-cell office:value-type="float" office:value="623014" calcext:value-type="float">
            <text:p>623014</text:p>
          </table:table-cell>
          <table:table-cell office:value-type="float" office:value="22778" calcext:value-type="float">
            <text:p>22778</text:p>
          </table:table-cell>
          <table:table-cell office:value-type="float" office:value="282741" calcext:value-type="float">
            <text:p>282741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[.B50]/[.B5]" office:value-type="float" office:value="0.964709586367102" calcext:value-type="float">
            <text:p>0.964709586367102</text:p>
          </table:table-cell>
          <table:table-cell table:formula="of:=[.D50]/([.B5]/1000)" office:value-type="float" office:value="6.23604603252173" calcext:value-type="float">
            <text:p>6.23604603252173</text:p>
          </table:table-cell>
          <table:table-cell table:formula="of:=[.E50]/([.B5]/1000)" office:value-type="float" office:value="77.4074058864354" calcext:value-type="float">
            <text:p>77.4074058864354</text:p>
          </table:table-cell>
          <table:table-cell table:formula="of:=([.F50]/(2^10))*100" office:value-type="float" office:value="96.6796875" calcext:value-type="float">
            <text:p>96.6796875</text:p>
          </table:table-cell>
          <table:table-cell table:number-columns-repeated="2"/>
          <table:table-cell office:value-type="string" calcext:value-type="string">
            <text:p>sha</text:p>
          </table:table-cell>
          <table:table-cell office:value-type="float" office:value="2.56887509325176" calcext:value-type="float">
            <text:p>2.56887509325176</text:p>
          </table:table-cell>
          <table:table-cell office:value-type="float" office:value="2.64572578921916" calcext:value-type="float">
            <text:p>2.64572578921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809759" calcext:value-type="float">
            <text:p>1809759</text:p>
          </table:table-cell>
          <table:table-cell office:value-type="float" office:value="78236" calcext:value-type="float">
            <text:p>78236</text:p>
          </table:table-cell>
          <table:table-cell office:value-type="float" office:value="4615" calcext:value-type="float">
            <text:p>4615</text:p>
          </table:table-cell>
          <table:table-cell office:value-type="float" office:value="195057" calcext:value-type="float">
            <text:p>195057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B51]/[.B6]" office:value-type="float" office:value="0.763711931697337" calcext:value-type="float">
            <text:p>0.763711931697337</text:p>
          </table:table-cell>
          <table:table-cell table:formula="of:=[.D51]/([.B6]/1000)" office:value-type="float" office:value="1.94751376552525" calcext:value-type="float">
            <text:p>1.94751376552525</text:p>
          </table:table-cell>
          <table:table-cell table:formula="of:=[.E51]/([.B6]/1000)" office:value-type="float" office:value="82.3133678357657" calcext:value-type="float">
            <text:p>82.3133678357657</text:p>
          </table:table-cell>
          <table:table-cell table:formula="of:=([.F51]/(2^10))*100" office:value-type="float" office:value="98.828125" calcext:value-type="float">
            <text:p>98.828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620225" calcext:value-type="float">
            <text:p>4620225</text:p>
          </table:table-cell>
          <table:table-cell office:value-type="float" office:value="590277" calcext:value-type="float">
            <text:p>590277</text:p>
          </table:table-cell>
          <table:table-cell office:value-type="float" office:value="2853" calcext:value-type="float">
            <text:p>2853</text:p>
          </table:table-cell>
          <table:table-cell office:value-type="float" office:value="744300" calcext:value-type="float">
            <text:p>744300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B52]/[.B7]" office:value-type="float" office:value="1.23750866816535" calcext:value-type="float">
            <text:p>1.23750866816535</text:p>
          </table:table-cell>
          <table:table-cell table:formula="of:=[.D52]/([.B7]/1000)" office:value-type="float" office:value="0.764164565638201" calcext:value-type="float">
            <text:p>0.764164565638201</text:p>
          </table:table-cell>
          <table:table-cell table:formula="of:=[.E52]/([.B7]/1000)" office:value-type="float" office:value="199.357758922016" calcext:value-type="float">
            <text:p>199.357758922016</text:p>
          </table:table-cell>
          <table:table-cell table:formula="of:=([.F52]/(2^10))*100" office:value-type="float" office:value="99.21875" calcext:value-type="float">
            <text:p>99.2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201592" calcext:value-type="float">
            <text:p>201592</text:p>
          </table:table-cell>
          <table:table-cell office:value-type="float" office:value="22282" calcext:value-type="float">
            <text:p>22282</text:p>
          </table:table-cell>
          <table:table-cell office:value-type="float" office:value="2796" calcext:value-type="float">
            <text:p>2796</text:p>
          </table:table-cell>
          <table:table-cell office:value-type="float" office:value="38459" calcext:value-type="float">
            <text:p>38459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[.B53]/[.B8]" office:value-type="float" office:value="1.5546301437473" calcext:value-type="float">
            <text:p>1.5546301437473</text:p>
          </table:table-cell>
          <table:table-cell table:formula="of:=[.D53]/([.B8]/1000)" office:value-type="float" office:value="21.5620951323339" calcext:value-type="float">
            <text:p>21.5620951323339</text:p>
          </table:table-cell>
          <table:table-cell table:formula="of:=[.E53]/([.B8]/1000)" office:value-type="float" office:value="296.586772780554" calcext:value-type="float">
            <text:p>296.586772780554</text:p>
          </table:table-cell>
          <table:table-cell table:formula="of:=([.F53]/(2^10))*100" office:value-type="float" office:value="93.45703125" calcext:value-type="float">
            <text:p>93.4570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3510247" calcext:value-type="float">
            <text:p>3510247</text:p>
          </table:table-cell>
          <table:table-cell office:value-type="float" office:value="223746" calcext:value-type="float">
            <text:p>223746</text:p>
          </table:table-cell>
          <table:table-cell office:value-type="float" office:value="28950" calcext:value-type="float">
            <text:p>28950</text:p>
          </table:table-cell>
          <table:table-cell office:value-type="float" office:value="541165" calcext:value-type="float">
            <text:p>541165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B54]/[.B9]" office:value-type="float" office:value="1.14518711073311" calcext:value-type="float">
            <text:p>1.14518711073311</text:p>
          </table:table-cell>
          <table:table-cell table:formula="of:=[.D54]/([.B9]/1000)" office:value-type="float" office:value="9.44468205676792" calcext:value-type="float">
            <text:p>9.44468205676792</text:p>
          </table:table-cell>
          <table:table-cell table:formula="of:=[.E54]/([.B9]/1000)" office:value-type="float" office:value="176.55030622628" calcext:value-type="float">
            <text:p>176.55030622628</text:p>
          </table:table-cell>
          <table:table-cell table:formula="of:=([.F54]/(2^10))*100" office:value-type="float" office:value="97.4609375" calcext:value-type="float">
            <text:p>97.4609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296449" calcext:value-type="float">
            <text:p>296449</text:p>
          </table:table-cell>
          <table:table-cell office:value-type="float" office:value="24494" calcext:value-type="float">
            <text:p>24494</text:p>
          </table:table-cell>
          <table:table-cell office:value-type="float" office:value="6634" calcext:value-type="float">
            <text:p>6634</text:p>
          </table:table-cell>
          <table:table-cell office:value-type="float" office:value="57996" calcext:value-type="float">
            <text:p>57996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[.B55]/[.B10]" office:value-type="float" office:value="2.41097773223377" calcext:value-type="float">
            <text:p>2.41097773223377</text:p>
          </table:table-cell>
          <table:table-cell table:formula="of:=[.D55]/([.B10]/1000)" office:value-type="float" office:value="53.9533824557979" calcext:value-type="float">
            <text:p>53.9533824557979</text:p>
          </table:table-cell>
          <table:table-cell table:formula="of:=[.E55]/([.B10]/1000)" office:value-type="float" office:value="471.67325428195" calcext:value-type="float">
            <text:p>471.67325428195</text:p>
          </table:table-cell>
          <table:table-cell table:formula="of:=([.F55]/(2^10))*100" office:value-type="float" office:value="92.08984375" calcext:value-type="float">
            <text:p>92.08984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04853" calcext:value-type="float">
            <text:p>104853</text:p>
          </table:table-cell>
          <table:table-cell office:value-type="float" office:value="9218" calcext:value-type="float">
            <text:p>9218</text:p>
          </table:table-cell>
          <table:table-cell office:value-type="float" office:value="8" calcext:value-type="float">
            <text:p>8</text:p>
          </table:table-cell>
          <table:table-cell office:value-type="float" office:value="9287" calcext:value-type="float">
            <text:p>9287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B56]/[.B11]" office:value-type="float" office:value="0.733094219313701" calcext:value-type="float">
            <text:p>0.733094219313701</text:p>
          </table:table-cell>
          <table:table-cell table:formula="of:=[.D56]/([.B11]/1000)" office:value-type="float" office:value="0.0559331040076069" calcext:value-type="float">
            <text:p>0.0559331040076069</text:p>
          </table:table-cell>
          <table:table-cell table:formula="of:=[.E56]/([.B11]/1000)" office:value-type="float" office:value="64.9313421148307" calcext:value-type="float">
            <text:p>64.9313421148307</text:p>
          </table:table-cell>
          <table:table-cell table:formula="of:=([.F56]/(2^10))*100" office:value-type="float" office:value="97.4609375" calcext:value-type="float">
            <text:p>97.4609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857469" calcext:value-type="float">
            <text:p>1857469</text:p>
          </table:table-cell>
          <table:table-cell office:value-type="float" office:value="185364" calcext:value-type="float">
            <text:p>185364</text:p>
          </table:table-cell>
          <table:table-cell office:value-type="float" office:value="5645" calcext:value-type="float">
            <text:p>5645</text:p>
          </table:table-cell>
          <table:table-cell office:value-type="float" office:value="207481" calcext:value-type="float">
            <text:p>207481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[.B57]/[.B12]" office:value-type="float" office:value="0.870413325535799" calcext:value-type="float">
            <text:p>0.870413325535799</text:p>
          </table:table-cell>
          <table:table-cell table:formula="of:=[.D57]/([.B12]/1000)" office:value-type="float" office:value="2.64525718741448" calcext:value-type="float">
            <text:p>2.64525718741448</text:p>
          </table:table-cell>
          <table:table-cell table:formula="of:=[.E57]/([.B12]/1000)" office:value-type="float" office:value="97.2259710366597" calcext:value-type="float">
            <text:p>97.2259710366597</text:p>
          </table:table-cell>
          <table:table-cell table:formula="of:=([.F57]/(2^10))*100" office:value-type="float" office:value="97.8515625" calcext:value-type="float">
            <text:p>97.8515625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myBdp_myNa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6188286" calcext:value-type="float">
            <text:p>6188286</text:p>
          </table:table-cell>
          <table:table-cell office:value-type="float" office:value="721699" calcext:value-type="float">
            <text:p>721699</text:p>
          </table:table-cell>
          <table:table-cell office:value-type="float" office:value="171832" calcext:value-type="float">
            <text:p>171832</text:p>
          </table:table-cell>
          <table:table-cell office:value-type="float" office:value="1379616" calcext:value-type="float">
            <text:p>1379616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B60]/[.B2]" office:value-type="float" office:value="1.9206016282771" calcext:value-type="float">
            <text:p>1.9206016282771</text:p>
          </table:table-cell>
          <table:table-cell table:formula="of:=[.D60]/([.B2]/1000)" office:value-type="float" office:value="53.3299235022607" calcext:value-type="float">
            <text:p>53.3299235022607</text:p>
          </table:table-cell>
          <table:table-cell table:formula="of:=[.E60]/([.B2]/1000)" office:value-type="float" office:value="428.178777774191" calcext:value-type="float">
            <text:p>428.178777774191</text:p>
          </table:table-cell>
          <table:table-cell table:formula="of:=([.F60]/(2^10))*100" office:value-type="float" office:value="96.19140625" calcext:value-type="float">
            <text:p>96.1914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6149563" calcext:value-type="float">
            <text:p>6149563</text:p>
          </table:table-cell>
          <table:table-cell office:value-type="float" office:value="722824" calcext:value-type="float">
            <text:p>722824</text:p>
          </table:table-cell>
          <table:table-cell office:value-type="float" office:value="120424" calcext:value-type="float">
            <text:p>120424</text:p>
          </table:table-cell>
          <table:table-cell office:value-type="float" office:value="1366441" calcext:value-type="float">
            <text:p>1366441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[.B61]/[.B3]" office:value-type="float" office:value="1.83015355037818" calcext:value-type="float">
            <text:p>1.83015355037818</text:p>
          </table:table-cell>
          <table:table-cell table:formula="of:=[.D61]/([.B3]/1000)" office:value-type="float" office:value="35.8390362291991" calcext:value-type="float">
            <text:p>35.8390362291991</text:p>
          </table:table-cell>
          <table:table-cell table:formula="of:=[.E61]/([.B3]/1000)" office:value-type="float" office:value="406.662529928113" calcext:value-type="float">
            <text:p>406.662529928113</text:p>
          </table:table-cell>
          <table:table-cell table:formula="of:=([.F61]/(2^10))*100" office:value-type="float" office:value="97.265625" calcext:value-type="float">
            <text:p>97.265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94439" calcext:value-type="float">
            <text:p>94439</text:p>
          </table:table-cell>
          <table:table-cell office:value-type="float" office:value="7897" calcext:value-type="float">
            <text:p>7897</text:p>
          </table:table-cell>
          <table:table-cell office:value-type="float" office:value="1028" calcext:value-type="float">
            <text:p>1028</text:p>
          </table:table-cell>
          <table:table-cell office:value-type="float" office:value="8600" calcext:value-type="float">
            <text:p>8600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B62]/[.B4]" office:value-type="float" office:value="0.894740831272679" calcext:value-type="float">
            <text:p>0.894740831272679</text:p>
          </table:table-cell>
          <table:table-cell table:formula="of:=[.D62]/([.B4]/1000)" office:value-type="float" office:value="9.73955224587632" calcext:value-type="float">
            <text:p>9.73955224587632</text:p>
          </table:table-cell>
          <table:table-cell table:formula="of:=[.E62]/([.B4]/1000)" office:value-type="float" office:value="81.4787444693934" calcext:value-type="float">
            <text:p>81.4787444693934</text:p>
          </table:table-cell>
          <table:table-cell table:formula="of:=([.F62]/(2^10))*100" office:value-type="float" office:value="97.94921875" calcext:value-type="float">
            <text:p>97.9492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3573053" calcext:value-type="float">
            <text:p>3573053</text:p>
          </table:table-cell>
          <table:table-cell office:value-type="float" office:value="622990" calcext:value-type="float">
            <text:p>622990</text:p>
          </table:table-cell>
          <table:table-cell office:value-type="float" office:value="23411" calcext:value-type="float">
            <text:p>23411</text:p>
          </table:table-cell>
          <table:table-cell office:value-type="float" office:value="298737" calcext:value-type="float">
            <text:p>298737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[.B63]/[.B5]" office:value-type="float" office:value="0.978212441155495" calcext:value-type="float">
            <text:p>0.978212441155495</text:p>
          </table:table-cell>
          <table:table-cell table:formula="of:=[.D63]/([.B5]/1000)" office:value-type="float" office:value="6.40934558202503" calcext:value-type="float">
            <text:p>6.40934558202503</text:p>
          </table:table-cell>
          <table:table-cell table:formula="of:=[.E63]/([.B5]/1000)" office:value-type="float" office:value="81.7867101421303" calcext:value-type="float">
            <text:p>81.7867101421303</text:p>
          </table:table-cell>
          <table:table-cell table:formula="of:=([.F63]/(2^10))*100" office:value-type="float" office:value="96.6796875" calcext:value-type="float">
            <text:p>96.6796875</text:p>
          </table:table-cell>
          <table:table-cell table:number-columns-repeated="2"/>
          <table:table-cell office:value-type="string" calcext:value-type="string">
            <text:p>NAP MP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722992" calcext:value-type="float">
            <text:p>1722992</text:p>
          </table:table-cell>
          <table:table-cell office:value-type="float" office:value="78234" calcext:value-type="float">
            <text:p>78234</text:p>
          </table:table-cell>
          <table:table-cell office:value-type="float" office:value="4665" calcext:value-type="float">
            <text:p>4665</text:p>
          </table:table-cell>
          <table:table-cell office:value-type="float" office:value="174116" calcext:value-type="float">
            <text:p>174116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B64]/[.B6]" office:value-type="float" office:value="0.727096562923052" calcext:value-type="float">
            <text:p>0.727096562923052</text:p>
          </table:table-cell>
          <table:table-cell table:formula="of:=[.D64]/([.B6]/1000)" office:value-type="float" office:value="1.96861358963712" calcext:value-type="float">
            <text:p>1.96861358963712</text:p>
          </table:table-cell>
          <table:table-cell table:formula="of:=[.E64]/([.B6]/1000)" office:value-type="float" office:value="73.4763395012339" calcext:value-type="float">
            <text:p>73.4763395012339</text:p>
          </table:table-cell>
          <table:table-cell table:formula="of:=([.F64]/(2^10))*100" office:value-type="float" office:value="98.828125" calcext:value-type="float">
            <text:p>98.828125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string" calcext:value-type="string">
            <text:p>Original BDP, original NAP</text:p>
          </table:table-cell>
          <table:table-cell office:value-type="string" calcext:value-type="string">
            <text:p>Original BDP, my NAP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635263" calcext:value-type="float">
            <text:p>4635263</text:p>
          </table:table-cell>
          <table:table-cell office:value-type="float" office:value="590265" calcext:value-type="float">
            <text:p>590265</text:p>
          </table:table-cell>
          <table:table-cell office:value-type="float" office:value="2859" calcext:value-type="float">
            <text:p>2859</text:p>
          </table:table-cell>
          <table:table-cell office:value-type="float" office:value="748160" calcext:value-type="float">
            <text:p>748160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B65]/[.B7]" office:value-type="float" office:value="1.24153653593194" calcext:value-type="float">
            <text:p>1.24153653593194</text:p>
          </table:table-cell>
          <table:table-cell table:formula="of:=[.D65]/([.B7]/1000)" office:value-type="float" office:value="0.76577164148602" calcext:value-type="float">
            <text:p>0.76577164148602</text:p>
          </table:table-cell>
          <table:table-cell table:formula="of:=[.E65]/([.B7]/1000)" office:value-type="float" office:value="200.391644384114" calcext:value-type="float">
            <text:p>200.391644384114</text:p>
          </table:table-cell>
          <table:table-cell table:formula="of:=([.F65]/(2^10))*100" office:value-type="float" office:value="99.21875" calcext:value-type="float">
            <text:p>99.21875</text:p>
          </table:table-cell>
          <table:table-cell table:number-columns-repeated="2"/>
          <table:table-cell office:value-type="string" calcext:value-type="string">
            <text:p>adpcm_decode</text:p>
          </table:table-cell>
          <table:table-cell office:value-type="float" office:value="75.2941600021849" calcext:value-type="float">
            <text:p>75.2941600021849</text:p>
          </table:table-cell>
          <table:table-cell office:value-type="float" office:value="428.871813525277" calcext:value-type="float">
            <text:p>428.871813525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94454" calcext:value-type="float">
            <text:p>194454</text:p>
          </table:table-cell>
          <table:table-cell office:value-type="float" office:value="22413" calcext:value-type="float">
            <text:p>22413</text:p>
          </table:table-cell>
          <table:table-cell office:value-type="float" office:value="2772" calcext:value-type="float">
            <text:p>2772</text:p>
          </table:table-cell>
          <table:table-cell office:value-type="float" office:value="34016" calcext:value-type="float">
            <text:p>34016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[.B66]/[.B8]" office:value-type="float" office:value="1.49958356468629" calcext:value-type="float">
            <text:p>1.49958356468629</text:p>
          </table:table-cell>
          <table:table-cell table:formula="of:=[.D66]/([.B8]/1000)" office:value-type="float" office:value="21.377012770683" calcext:value-type="float">
            <text:p>21.377012770683</text:p>
          </table:table-cell>
          <table:table-cell table:formula="of:=[.E66]/([.B8]/1000)" office:value-type="float" office:value="262.323400579925" calcext:value-type="float">
            <text:p>262.323400579925</text:p>
          </table:table-cell>
          <table:table-cell table:formula="of:=([.F66]/(2^10))*100" office:value-type="float" office:value="93.45703125" calcext:value-type="float">
            <text:p>93.45703125</text:p>
          </table:table-cell>
          <table:table-cell table:number-columns-repeated="2"/>
          <table:table-cell office:value-type="string" calcext:value-type="string">
            <text:p>adpcm_encode</text:p>
          </table:table-cell>
          <table:table-cell office:value-type="float" office:value="78.3724463451617" calcext:value-type="float">
            <text:p>78.3724463451617</text:p>
          </table:table-cell>
          <table:table-cell office:value-type="float" office:value="410.213280121186" calcext:value-type="float">
            <text:p>410.21328012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3490550" calcext:value-type="float">
            <text:p>3490550</text:p>
          </table:table-cell>
          <table:table-cell office:value-type="float" office:value="223751" calcext:value-type="float">
            <text:p>223751</text:p>
          </table:table-cell>
          <table:table-cell office:value-type="float" office:value="29218" calcext:value-type="float">
            <text:p>29218</text:p>
          </table:table-cell>
          <table:table-cell office:value-type="float" office:value="529053" calcext:value-type="float">
            <text:p>529053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B67]/[.B9]" office:value-type="float" office:value="1.13876113828156" calcext:value-type="float">
            <text:p>1.13876113828156</text:p>
          </table:table-cell>
          <table:table-cell table:formula="of:=[.D67]/([.B9]/1000)" office:value-type="float" office:value="9.53211469204301" calcext:value-type="float">
            <text:p>9.53211469204301</text:p>
          </table:table-cell>
          <table:table-cell table:formula="of:=[.E67]/([.B9]/1000)" office:value-type="float" office:value="172.598873097728" calcext:value-type="float">
            <text:p>172.598873097728</text:p>
          </table:table-cell>
          <table:table-cell table:formula="of:=([.F67]/(2^10))*100" office:value-type="float" office:value="97.4609375" calcext:value-type="float">
            <text:p>97.4609375</text:p>
          </table:table-cell>
          <table:table-cell table:number-columns-repeated="2"/>
          <table:table-cell office:value-type="string" calcext:value-type="string">
            <text:p>aes</text:p>
          </table:table-cell>
          <table:table-cell office:value-type="float" office:value="31.6345962538726" calcext:value-type="float">
            <text:p>31.6345962538726</text:p>
          </table:table-cell>
          <table:table-cell office:value-type="float" office:value="82.4261717306654" calcext:value-type="float">
            <text:p>82.426171730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286892" calcext:value-type="float">
            <text:p>286892</text:p>
          </table:table-cell>
          <table:table-cell office:value-type="float" office:value="24647" calcext:value-type="float">
            <text:p>24647</text:p>
          </table:table-cell>
          <table:table-cell office:value-type="float" office:value="6986" calcext:value-type="float">
            <text:p>6986</text:p>
          </table:table-cell>
          <table:table-cell office:value-type="float" office:value="51842" calcext:value-type="float">
            <text:p>51842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[.B68]/[.B10]" office:value-type="float" office:value="2.33325200474959" calcext:value-type="float">
            <text:p>2.33325200474959</text:p>
          </table:table-cell>
          <table:table-cell table:formula="of:=[.D68]/([.B10]/1000)" office:value-type="float" office:value="56.8161486035882" calcext:value-type="float">
            <text:p>56.8161486035882</text:p>
          </table:table-cell>
          <table:table-cell table:formula="of:=[.E68]/([.B10]/1000)" office:value-type="float" office:value="421.623643845866" calcext:value-type="float">
            <text:p>421.623643845866</text:p>
          </table:table-cell>
          <table:table-cell table:formula="of:=([.F68]/(2^10))*100" office:value-type="float" office:value="92.08984375" calcext:value-type="float">
            <text:p>92.08984375</text:p>
          </table:table-cell>
          <table:table-cell table:number-columns-repeated="2"/>
          <table:table-cell office:value-type="string" calcext:value-type="string">
            <text:p>bitcount</text:p>
          </table:table-cell>
          <table:table-cell office:value-type="float" office:value="16.9348976834532" calcext:value-type="float">
            <text:p>16.9348976834532</text:p>
          </table:table-cell>
          <table:table-cell office:value-type="float" office:value="77.4074058864354" calcext:value-type="float">
            <text:p>77.4074058864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07686" calcext:value-type="float">
            <text:p>107686</text:p>
          </table:table-cell>
          <table:table-cell office:value-type="float" office:value="9240" calcext:value-type="float">
            <text:p>9240</text:p>
          </table:table-cell>
          <table:table-cell office:value-type="float" office:value="123" calcext:value-type="float">
            <text:p>123</text:p>
          </table:table-cell>
          <table:table-cell office:value-type="float" office:value="9947" calcext:value-type="float">
            <text:p>9947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B69]/[.B11]" office:value-type="float" office:value="0.752901529770395" calcext:value-type="float">
            <text:p>0.752901529770395</text:p>
          </table:table-cell>
          <table:table-cell table:formula="of:=[.D69]/([.B11]/1000)" office:value-type="float" office:value="0.859971474116956" calcext:value-type="float">
            <text:p>0.859971474116956</text:p>
          </table:table-cell>
          <table:table-cell table:formula="of:=[.E69]/([.B11]/1000)" office:value-type="float" office:value="69.5458231954582" calcext:value-type="float">
            <text:p>69.5458231954582</text:p>
          </table:table-cell>
          <table:table-cell table:formula="of:=([.F69]/(2^10))*100" office:value-type="float" office:value="97.4609375" calcext:value-type="float">
            <text:p>97.4609375</text:p>
          </table:table-cell>
          <table:table-cell table:number-columns-repeated="2"/>
          <table:table-cell office:value-type="string" calcext:value-type="string">
            <text:p>blowfish</text:p>
          </table:table-cell>
          <table:table-cell office:value-type="float" office:value="2.01376721323651" calcext:value-type="float">
            <text:p>2.01376721323651</text:p>
          </table:table-cell>
          <table:table-cell office:value-type="float" office:value="82.3133678357657" calcext:value-type="float">
            <text:p>82.3133678357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865408" calcext:value-type="float">
            <text:p>1865408</text:p>
          </table:table-cell>
          <table:table-cell office:value-type="float" office:value="185364" calcext:value-type="float">
            <text:p>185364</text:p>
          </table:table-cell>
          <table:table-cell office:value-type="float" office:value="5805" calcext:value-type="float">
            <text:p>5805</text:p>
          </table:table-cell>
          <table:table-cell office:value-type="float" office:value="207974" calcext:value-type="float">
            <text:p>207974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[.B70]/[.B12]" office:value-type="float" office:value="0.874133555263148" calcext:value-type="float">
            <text:p>0.874133555263148</text:p>
          </table:table-cell>
          <table:table-cell table:formula="of:=[.D70]/([.B12]/1000)" office:value-type="float" office:value="2.72023347616316" calcext:value-type="float">
            <text:p>2.72023347616316</text:p>
          </table:table-cell>
          <table:table-cell table:formula="of:=[.E70]/([.B12]/1000)" office:value-type="float" office:value="97.4569917263665" calcext:value-type="float">
            <text:p>97.4569917263665</text:p>
          </table:table-cell>
          <table:table-cell table:formula="of:=([.F70]/(2^10))*100" office:value-type="float" office:value="97.8515625" calcext:value-type="float">
            <text:p>97.8515625</text:p>
          </table:table-cell>
          <table:table-cell table:number-columns-repeated="2"/>
          <table:table-cell office:value-type="string" calcext:value-type="string">
            <text:p>dijkstra</text:p>
          </table:table-cell>
          <table:table-cell office:value-type="float" office:value="0.796841774543865" calcext:value-type="float">
            <text:p>0.796841774543865</text:p>
          </table:table-cell>
          <table:table-cell office:value-type="float" office:value="199.357758922016" calcext:value-type="float">
            <text:p>199.3577589220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patricia</text:p>
          </table:table-cell>
          <table:table-cell office:value-type="float" office:value="57.1441791597261" calcext:value-type="float">
            <text:p>57.1441791597261</text:p>
          </table:table-cell>
          <table:table-cell office:value-type="float" office:value="296.586772780554" calcext:value-type="float">
            <text:p>296.58677278055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picojpeg</text:p>
          </table:table-cell>
          <table:table-cell office:value-type="float" office:value="24.741804576968" calcext:value-type="float">
            <text:p>24.741804576968</text:p>
          </table:table-cell>
          <table:table-cell office:value-type="float" office:value="176.55030622628" calcext:value-type="float">
            <text:p>176.5503062262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qsort</text:p>
          </table:table-cell>
          <table:table-cell office:value-type="float" office:value="124.92070463085" calcext:value-type="float">
            <text:p>124.92070463085</text:p>
          </table:table-cell>
          <table:table-cell office:value-type="float" office:value="471.67325428195" calcext:value-type="float">
            <text:p>471.6732542819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rc4</text:p>
          </table:table-cell>
          <table:table-cell office:value-type="float" office:value="0.181782588024722" calcext:value-type="float">
            <text:p>0.181782588024722</text:p>
          </table:table-cell>
          <table:table-cell office:value-type="float" office:value="64.9313421148307" calcext:value-type="float">
            <text:p>64.931342114830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sha</text:p>
          </table:table-cell>
          <table:table-cell office:value-type="float" office:value="5.24740300879847" calcext:value-type="float">
            <text:p>5.24740300879847</text:p>
          </table:table-cell>
          <table:table-cell office:value-type="float" office:value="97.2259710366597" calcext:value-type="float">
            <text:p>97.2259710366597</text:p>
          </table:table-cell>
          <table:table-cell table:number-columns-repeated="2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NAP % Invalid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enchmark</text:p>
          </table:table-cell>
          <table:table-cell office:value-type="string" calcext:value-type="string">
            <text:p>Original BDP, my NA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pcm_decode</text:p>
          </table:table-cell>
          <table:table-cell office:value-type="float" office:value="96.19140625" calcext:value-type="float">
            <text:p>96.191406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pcm_encode</text:p>
          </table:table-cell>
          <table:table-cell office:value-type="float" office:value="97.265625" calcext:value-type="float">
            <text:p>97.2656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es</text:p>
          </table:table-cell>
          <table:table-cell office:value-type="float" office:value="97.94921875" calcext:value-type="float">
            <text:p>97.9492187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itcount</text:p>
          </table:table-cell>
          <table:table-cell office:value-type="float" office:value="96.6796875" calcext:value-type="float">
            <text:p>96.679687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lowfish</text:p>
          </table:table-cell>
          <table:table-cell office:value-type="float" office:value="98.828125" calcext:value-type="float">
            <text:p>98.8281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ijkstra</text:p>
          </table:table-cell>
          <table:table-cell office:value-type="float" office:value="99.21875" calcext:value-type="float">
            <text:p>99.2187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atricia</text:p>
          </table:table-cell>
          <table:table-cell office:value-type="float" office:value="93.45703125" calcext:value-type="float">
            <text:p>93.457031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icojpeg</text:p>
          </table:table-cell>
          <table:table-cell office:value-type="float" office:value="97.4609375" calcext:value-type="float">
            <text:p>97.460937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qsort</text:p>
          </table:table-cell>
          <table:table-cell office:value-type="float" office:value="92.08984375" calcext:value-type="float">
            <text:p>92.0898437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rc4</text:p>
          </table:table-cell>
          <table:table-cell office:value-type="float" office:value="97.4609375" calcext:value-type="float">
            <text:p>97.460937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sha</text:p>
          </table:table-cell>
          <table:table-cell office:value-type="float" office:value="97.8515625" calcext:value-type="float">
            <text:p>97.85156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1:55:53.810743439</meta:creation-date>
    <dc:date>2025-05-09T16:16:33.239982419</dc:date>
    <meta:editing-duration>PT21M18S</meta:editing-duration>
    <meta:editing-cycles>3</meta:editing-cycles>
    <meta:generator>LibreOffice/24.8.5.2$Linux_X86_64 LibreOffice_project/480$Build-2</meta:generator>
    <meta:document-statistic meta:table-count="1" meta:cell-count="58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93cm" svg:height="10.095cm" xlink:href=".." xlink:type="simple" chart:class="chart:bar" chart:style-name="ch1">
        <chart:legend chart:legend-position="end" svg:x="13.084cm" svg:y="4.001cm" style:legend-expansion="high" chart:style-name="ch2"/>
        <chart:plot-area chart:style-name="ch3" table:cell-range-address="Sheet1.N20:Sheet1.R31" chart:data-source-has-labels="both" svg:x="1.369cm" svg:y="0.201cm" svg:width="11.357cm" svg:height="8.712cm">
          <chart:coordinate-region svg:x="2.719cm" svg:y="0.4cm" svg:width="10.007cm" svg:height="6.319cm"/>
          <chart:axis chart:dimension="x" chart:name="primary-x" chart:style-name="ch4" chartooo:axis-type="auto">
            <chartooo:date-scale/>
            <chart:title svg:x="6.187cm" svg:y="9.114cm" chart:style-name="ch5">
              <text:p><text:span text:style-name="T1">Benchmark</text:span></text:p>
            </chart:title>
            <chart:categories table:cell-range-address="Sheet1.N21:Sheet1.N31"/>
          </chart:axis>
          <chart:axis chart:dimension="y" chart:name="primary-y" chart:style-name="ch6">
            <chart:title svg:x="0.451cm" svg:y="4.879cm" chart:style-name="ch7">
              <text:p><text:span text:style-name="T1">CPI</text:span></text:p>
            </chart:title>
            <chart:grid chart:style-name="ch8" chart:class="major"/>
          </chart:axis>
          <chart:series chart:style-name="ch9" chart:values-cell-range-address="Sheet1.O21:Sheet1.O31" chart:label-cell-address="Sheet1.O20:Sheet1.O20" chart:class="chart:bar">
            <chart:data-point chart:repeated="11"/>
          </chart:series>
          <chart:series chart:style-name="ch10" chart:values-cell-range-address="Sheet1.P21:Sheet1.P31" chart:label-cell-address="Sheet1.P20:Sheet1.P20" chart:class="chart:bar">
            <chart:data-point chart:repeated="11"/>
          </chart:series>
          <chart:series chart:style-name="ch11" chart:values-cell-range-address="Sheet1.Q21:Sheet1.Q31" chart:label-cell-address="Sheet1.Q20:Sheet1.Q20" chart:class="chart:bar">
            <chart:data-point chart:repeated="11"/>
          </chart:series>
          <chart:series chart:style-name="ch12" chart:values-cell-range-address="Sheet1.R21:Sheet1.R31" chart:label-cell-address="Sheet1.R20:Sheet1.R20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BDP, original NAP</text:p>
                <draw:g>
                  <svg:desc>Sheet1.O20:Sheet1.O20</svg:desc>
                </draw:g>
              </table:table-cell>
              <table:table-cell office:value-type="string">
                <text:p>My BDP, original NAP</text:p>
                <draw:g>
                  <svg:desc>Sheet1.P20:Sheet1.P20</svg:desc>
                </draw:g>
              </table:table-cell>
              <table:table-cell office:value-type="string">
                <text:p>Original BDP, my NAP </text:p>
                <draw:g>
                  <svg:desc>Sheet1.Q20:Sheet1.Q20</svg:desc>
                </draw:g>
              </table:table-cell>
              <table:table-cell office:value-type="string">
                <text:p>My BDP, my NAP</text:p>
                <draw:g>
                  <svg:desc>Sheet1.R20:Sheet1.R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21:Sheet1.N31</svg:desc>
                </draw:g>
              </table:table-cell>
              <table:table-cell office:value-type="float" office:value="1.12779107501546">
                <text:p>1.12779107501546</text:p>
                <draw:g>
                  <svg:desc>Sheet1.O21:Sheet1.O31</svg:desc>
                </draw:g>
              </table:table-cell>
              <table:table-cell office:value-type="float" office:value="0">
                <text:p>0</text:p>
                <draw:g>
                  <svg:desc>Sheet1.P21:Sheet1.P31</svg:desc>
                </draw:g>
              </table:table-cell>
              <table:table-cell office:value-type="float" office:value="1.91965595880394">
                <text:p>1.91965595880394</text:p>
                <draw:g>
                  <svg:desc>Sheet1.Q21:Sheet1.Q31</svg:desc>
                </draw:g>
              </table:table-cell>
              <table:table-cell office:value-type="float" office:value="1.9206016282771">
                <text:p>1.9206016282771</text:p>
                <draw:g>
                  <svg:desc>Sheet1.R21:Sheet1.R31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482985058636">
                <text:p>1.83482985058636</text:p>
              </table:table-cell>
              <table:table-cell office:value-type="float" office:value="1.83015355037818">
                <text:p>1.83015355037818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0.719192034031587">
                <text:p>0.719192034031587</text:p>
              </table:table-cell>
              <table:table-cell office:value-type="float" office:value="0.729253711546296">
                <text:p>0.729253711546296</text:p>
              </table:table-cell>
              <table:table-cell office:value-type="float" office:value="0.879923068906385">
                <text:p>0.879923068906385</text:p>
              </table:table-cell>
              <table:table-cell office:value-type="float" office:value="0.894740831272679">
                <text:p>0.894740831272679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0.607647082174923">
                <text:p>0.607647082174923</text:p>
              </table:table-cell>
              <table:table-cell office:value-type="float" office:value="0.607725381813403">
                <text:p>0.607725381813403</text:p>
              </table:table-cell>
              <table:table-cell office:value-type="float" office:value="0.964709586367102">
                <text:p>0.964709586367102</text:p>
              </table:table-cell>
              <table:table-cell office:value-type="float" office:value="0.978212441155495">
                <text:p>0.978212441155495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0.627355584363849">
                <text:p>0.627355584363849</text:p>
              </table:table-cell>
              <table:table-cell office:value-type="float" office:value="0.627481339315556">
                <text:p>0.627481339315556</text:p>
              </table:table-cell>
              <table:table-cell office:value-type="float" office:value="0.763711931697337">
                <text:p>0.763711931697337</text:p>
              </table:table-cell>
              <table:table-cell office:value-type="float" office:value="0.727096562923052">
                <text:p>0.72709656292305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574965133150252">
                <text:p>0.574965133150252</text:p>
              </table:table-cell>
              <table:table-cell office:value-type="float" office:value="0.574980132524831">
                <text:p>0.574980132524831</text:p>
              </table:table-cell>
              <table:table-cell office:value-type="float" office:value="1.23750866816535">
                <text:p>1.23750866816535</text:p>
              </table:table-cell>
              <table:table-cell office:value-type="float" office:value="1.24153653593194">
                <text:p>1.24153653593194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0.922342525757295">
                <text:p>0.922342525757295</text:p>
              </table:table-cell>
              <table:table-cell office:value-type="float" office:value="0.904605466099081">
                <text:p>0.904605466099081</text:p>
              </table:table-cell>
              <table:table-cell office:value-type="float" office:value="1.5546301437473">
                <text:p>1.5546301437473</text:p>
              </table:table-cell>
              <table:table-cell office:value-type="float" office:value="1.49958356468629">
                <text:p>1.4995835646862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757484380388077">
                <text:p>0.757484380388077</text:p>
              </table:table-cell>
              <table:table-cell office:value-type="float" office:value="0">
                <text:p>0</text:p>
              </table:table-cell>
              <table:table-cell office:value-type="float" office:value="1.14518711073311">
                <text:p>1.14518711073311</text:p>
              </table:table-cell>
              <table:table-cell office:value-type="float" office:value="1.13876113828156">
                <text:p>1.13876113828156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.27109256819402">
                <text:p>1.27109256819402</text:p>
              </table:table-cell>
              <table:table-cell office:value-type="float" office:value="1.28689471201549">
                <text:p>1.28689471201549</text:p>
              </table:table-cell>
              <table:table-cell office:value-type="float" office:value="2.41097773223377">
                <text:p>2.41097773223377</text:p>
              </table:table-cell>
              <table:table-cell office:value-type="float" office:value="2.33325200474959">
                <text:p>2.33325200474959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0.800241910674833">
                <text:p>0.800241910674833</text:p>
              </table:table-cell>
              <table:table-cell office:value-type="float" office:value="0.802870766563191">
                <text:p>0.802870766563191</text:p>
              </table:table-cell>
              <table:table-cell office:value-type="float" office:value="0.733094219313701">
                <text:p>0.733094219313701</text:p>
              </table:table-cell>
              <table:table-cell office:value-type="float" office:value="0.752901529770395">
                <text:p>0.752901529770395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0.562785144198147">
                <text:p>0.562785144198147</text:p>
              </table:table-cell>
              <table:table-cell office:value-type="float" office:value="0.559271099264858">
                <text:p>0.559271099264858</text:p>
              </table:table-cell>
              <table:table-cell office:value-type="float" office:value="0.870413325535799">
                <text:p>0.870413325535799</text:p>
              </table:table-cell>
              <table:table-cell office:value-type="float" office:value="0.874133555263148">
                <text:p>0.874133555263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007cm" svg:height="10.129cm" xlink:href=".." xlink:type="simple" chart:class="chart:bar" chart:style-name="ch1">
        <chart:legend chart:legend-position="end" svg:x="13.161cm" svg:y="4.516cm" style:legend-expansion="high" chart:style-name="ch2"/>
        <chart:plot-area chart:style-name="ch3" table:cell-range-address="Sheet1.N39:Sheet1.P50" chart:data-source-has-labels="both" svg:x="1.371cm" svg:y="0.202cm" svg:width="11.43cm" svg:height="8.744cm">
          <chart:coordinate-region svg:x="2.717cm" svg:y="0.401cm" svg:width="10.084cm" svg:height="6.351cm"/>
          <chart:axis chart:dimension="x" chart:name="primary-x" chart:style-name="ch4" chartooo:axis-type="auto">
            <chartooo:date-scale/>
            <chart:title svg:x="6.226cm" svg:y="9.148cm" chart:style-name="ch5">
              <text:p><text:span text:style-name="T1">Benchmark</text:span></text:p>
            </chart:title>
            <chart:categories table:cell-range-address="Sheet1.N40:Sheet1.N50"/>
          </chart:axis>
          <chart:axis chart:dimension="y" chart:name="primary-y" chart:style-name="ch6">
            <chart:title svg:x="0.451cm" svg:y="5.39cm" chart:style-name="ch7">
              <text:p><text:span text:style-name="T1">BDP MPKI</text:span></text:p>
            </chart:title>
            <chart:grid chart:style-name="ch8" chart:class="major"/>
          </chart:axis>
          <chart:series chart:style-name="ch9" chart:values-cell-range-address="Sheet1.O40:Sheet1.O50" chart:label-cell-address="Sheet1.O39:Sheet1.O39" chart:class="chart:bar">
            <chart:data-point chart:repeated="11"/>
          </chart:series>
          <chart:series chart:style-name="ch10" chart:values-cell-range-address="Sheet1.P40:Sheet1.P50" chart:label-cell-address="Sheet1.P39:Sheet1.P39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BDP, original NAP</text:p>
                <draw:g>
                  <svg:desc>Sheet1.O39:Sheet1.O39</svg:desc>
                </draw:g>
              </table:table-cell>
              <table:table-cell office:value-type="string">
                <text:p>My BDP, original NAP</text:p>
                <draw:g>
                  <svg:desc>Sheet1.P39:Sheet1.P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40:Sheet1.N50</svg:desc>
                </draw:g>
              </table:table-cell>
              <table:table-cell office:value-type="float" office:value="53.5012426847951">
                <text:p>53.5012426847951</text:p>
                <draw:g>
                  <svg:desc>Sheet1.O40:Sheet1.O50</svg:desc>
                </draw:g>
              </table:table-cell>
              <table:table-cell office:value-type="float" office:value="0">
                <text:p>0</text:p>
                <draw:g>
                  <svg:desc>Sheet1.P40:Sheet1.P50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23.9002301990843">
                <text:p>23.9002301990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5.19190139177065">
                <text:p>5.19190139177065</text:p>
              </table:table-cell>
              <table:table-cell office:value-type="float" office:value="6.69831073719315">
                <text:p>6.69831073719315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6.59852407919215">
                <text:p>6.59852407919215</text:p>
              </table:table-cell>
              <table:table-cell office:value-type="float" office:value="6.60892752766154">
                <text:p>6.60892752766154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1.9492017514542">
                <text:p>1.9492017514542</text:p>
              </table:table-cell>
              <table:table-cell office:value-type="float" office:value="1.97241155797725">
                <text:p>1.97241155797725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773271328775845">
                <text:p>0.773271328775845</text:p>
              </table:table-cell>
              <table:table-cell office:value-type="float" office:value="0.773271328775845">
                <text:p>0.773271328775845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14.2204947868468">
                <text:p>14.2204947868468</text:p>
              </table:table-cell>
              <table:table-cell office:value-type="float" office:value="13.3182182737985">
                <text:p>13.3182182737985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8.55502236872626">
                <text:p>8.5550223687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31.0675189902243">
                <text:p>31.0675189902243</text:p>
              </table:table-cell>
              <table:table-cell office:value-type="float" office:value="32.8160835407212">
                <text:p>32.8160835407212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0.0769080180104595">
                <text:p>0.0769080180104595</text:p>
              </table:table-cell>
              <table:table-cell office:value-type="float" office:value="0.468439746063708">
                <text:p>0.468439746063708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2.56887509325176">
                <text:p>2.56887509325176</text:p>
              </table:table-cell>
              <table:table-cell office:value-type="float" office:value="2.64572578921916">
                <text:p>2.64572578921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993cm" svg:height="10.121cm" xlink:href=".." xlink:type="simple" chart:class="chart:bar" chart:style-name="ch1">
        <chart:legend chart:legend-position="end" svg:x="13.147cm" svg:y="4.512cm" style:legend-expansion="high" chart:style-name="ch2"/>
        <chart:plot-area chart:style-name="ch3" table:cell-range-address="Sheet1.N64:Sheet1.P75" chart:data-source-has-labels="both" svg:x="1.37cm" svg:y="0.202cm" svg:width="11.418cm" svg:height="8.736cm">
          <chart:coordinate-region svg:x="2.717cm" svg:y="0.401cm" svg:width="10.071cm" svg:height="6.343cm"/>
          <chart:axis chart:dimension="x" chart:name="primary-x" chart:style-name="ch4" chartooo:axis-type="auto">
            <chartooo:date-scale/>
            <chart:title svg:x="6.219cm" svg:y="9.14cm" chart:style-name="ch5">
              <text:p><text:span text:style-name="T1">Benchmark</text:span></text:p>
            </chart:title>
            <chart:categories table:cell-range-address="Sheet1.N65:Sheet1.N75"/>
          </chart:axis>
          <chart:axis chart:dimension="y" chart:name="primary-y" chart:style-name="ch6">
            <chart:title svg:x="0.451cm" svg:y="7.433cm" chart:style-name="ch7">
              <text:p><text:span text:style-name="T1">NAP MPKI, with decode as ground truth</text:span></text:p>
            </chart:title>
            <chart:grid chart:style-name="ch8" chart:class="major"/>
          </chart:axis>
          <chart:series chart:style-name="ch9" chart:values-cell-range-address="Sheet1.O65:Sheet1.O75" chart:label-cell-address="Sheet1.O64:Sheet1.O64" chart:class="chart:bar">
            <chart:data-point chart:repeated="11"/>
          </chart:series>
          <chart:series chart:style-name="ch10" chart:values-cell-range-address="Sheet1.P65:Sheet1.P75" chart:label-cell-address="Sheet1.P64:Sheet1.P64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BDP, original NAP</text:p>
                <draw:g>
                  <svg:desc>Sheet1.O64:Sheet1.O64</svg:desc>
                </draw:g>
              </table:table-cell>
              <table:table-cell office:value-type="string">
                <text:p>Original BDP, my NAP </text:p>
                <draw:g>
                  <svg:desc>Sheet1.P64:Sheet1.P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65:Sheet1.N75</svg:desc>
                </draw:g>
              </table:table-cell>
              <table:table-cell office:value-type="float" office:value="75.2941600021849">
                <text:p>75.2941600021849</text:p>
                <draw:g>
                  <svg:desc>Sheet1.O65:Sheet1.O75</svg:desc>
                </draw:g>
              </table:table-cell>
              <table:table-cell office:value-type="float" office:value="428.871813525277">
                <text:p>428.871813525277</text:p>
                <draw:g>
                  <svg:desc>Sheet1.P65:Sheet1.P75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78.3724463451617">
                <text:p>78.3724463451617</text:p>
              </table:table-cell>
              <table:table-cell office:value-type="float" office:value="410.213280121186">
                <text:p>410.213280121186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31.6345962538726">
                <text:p>31.6345962538726</text:p>
              </table:table-cell>
              <table:table-cell office:value-type="float" office:value="82.4261717306654">
                <text:p>82.4261717306654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16.9348976834532">
                <text:p>16.9348976834532</text:p>
              </table:table-cell>
              <table:table-cell office:value-type="float" office:value="77.4074058864354">
                <text:p>77.4074058864354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2.01376721323651">
                <text:p>2.01376721323651</text:p>
              </table:table-cell>
              <table:table-cell office:value-type="float" office:value="82.3133678357657">
                <text:p>82.3133678357657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796841774543865">
                <text:p>0.796841774543865</text:p>
              </table:table-cell>
              <table:table-cell office:value-type="float" office:value="199.357758922016">
                <text:p>199.357758922016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57.1441791597261">
                <text:p>57.1441791597261</text:p>
              </table:table-cell>
              <table:table-cell office:value-type="float" office:value="296.586772780554">
                <text:p>296.586772780554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24.741804576968">
                <text:p>24.741804576968</text:p>
              </table:table-cell>
              <table:table-cell office:value-type="float" office:value="176.55030622628">
                <text:p>176.55030622628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24.92070463085">
                <text:p>124.92070463085</text:p>
              </table:table-cell>
              <table:table-cell office:value-type="float" office:value="471.67325428195">
                <text:p>471.67325428195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0.181782588024722">
                <text:p>0.181782588024722</text:p>
              </table:table-cell>
              <table:table-cell office:value-type="float" office:value="64.9313421148307">
                <text:p>64.9313421148307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5.24740300879847">
                <text:p>5.24740300879847</text:p>
              </table:table-cell>
              <table:table-cell office:value-type="float" office:value="97.2259710366597">
                <text:p>97.2259710366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007cm" svg:height="10.129cm" xlink:href=".." xlink:type="simple" chart:class="chart:bar" chart:style-name="ch1">
        <chart:legend chart:legend-position="end" svg:x="13.812cm" svg:y="4.765cm" style:legend-expansion="high" chart:style-name="ch2"/>
        <chart:plot-area chart:style-name="ch3" table:cell-range-address="Sheet1.N89:Sheet1.O100" chart:data-source-has-labels="both" svg:x="1.371cm" svg:y="0.202cm" svg:width="12.081cm" svg:height="8.744cm">
          <chart:coordinate-region svg:x="2.686cm" svg:y="0.401cm" svg:width="10.766cm" svg:height="6.351cm"/>
          <chart:axis chart:dimension="x" chart:name="primary-x" chart:style-name="ch4" chartooo:axis-type="auto">
            <chartooo:date-scale/>
            <chart:title svg:x="6.551cm" svg:y="9.148cm" chart:style-name="ch5">
              <text:p><text:span text:style-name="T1">Benchmark</text:span></text:p>
            </chart:title>
            <chart:categories table:cell-range-address="Sheet1.N90:Sheet1.N100"/>
          </chart:axis>
          <chart:axis chart:dimension="y" chart:name="primary-y" chart:style-name="ch6">
            <chart:title svg:x="0.451cm" svg:y="7.8cm" chart:style-name="ch7">
              <text:p><text:span text:style-name="T1">Percentage of prediction table holding Invalid</text:span></text:p>
            </chart:title>
            <chart:grid chart:style-name="ch8" chart:class="major"/>
          </chart:axis>
          <chart:series chart:style-name="ch9" chart:values-cell-range-address="Sheet1.O90:Sheet1.O100" chart:label-cell-address="Sheet1.O89:Sheet1.O89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BDP, my NAP</text:p>
                <draw:g>
                  <svg:desc>Sheet1.O89:Sheet1.O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90:Sheet1.N100</svg:desc>
                </draw:g>
              </table:table-cell>
              <table:table-cell office:value-type="float" office:value="96.19140625">
                <text:p>96.19140625</text:p>
                <draw:g>
                  <svg:desc>Sheet1.O90:Sheet1.O100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97.265625">
                <text:p>97.265625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97.94921875">
                <text:p>97.94921875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96.6796875">
                <text:p>96.6796875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98.828125">
                <text:p>98.828125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99.21875">
                <text:p>99.21875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93.45703125">
                <text:p>93.45703125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7.4609375">
                <text:p>97.4609375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92.08984375">
                <text:p>92.08984375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97.4609375">
                <text:p>97.4609375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97.8515625">
                <text:p>97.851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